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11.11pt"/>
    </style:style>
    <style:style style:name="co3" style:family="table-column">
      <style:table-column-properties fo:break-before="auto" style:column-width="95.36pt"/>
    </style:style>
    <style:style style:name="co4" style:family="table-column">
      <style:table-column-properties fo:break-before="auto" style:column-width="69.0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50.29pt"/>
    </style:style>
    <style:style style:name="co7" style:family="table-column">
      <style:table-column-properties fo:break-before="auto" style:column-width="135.21pt"/>
    </style:style>
    <style:style style:name="co8" style:family="table-column">
      <style:table-column-properties fo:break-before="auto" style:column-width="135.61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c0c0c0"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6" table:number-columns-repeated="1010" table:default-cell-style-name="Default"/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combinations</text:p>
          </table:table-cell>
          <table:table-cell office:value-type="string" calcext:value-type="string">
            <text:p>bytes ahand</text:p>
          </table:table-cell>
          <table:table-cell office:value-type="string" calcext:value-type="string">
            <text:p>mb vecahand</text:p>
          </table:table-cell>
          <table:table-cell/>
          <table:table-cell office:value-type="string" calcext:value-type="string">
            <text:p>cheating</text:p>
          </table:table-cell>
          <table:table-cell office:value-type="string" calcext:value-type="string">
            <text:p>simulating</text:p>
          </table:table-cell>
          <table:table-cell table:number-columns-repeated="101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COM.MICROSOFT.FLOOR([.A2]/4;1)" office:value-type="float" office:value="0" calcext:value-type="float">
            <text:p>0</text:p>
          </table:table-cell>
          <table:table-cell table:style-name="ce2" table:formula="of:=MOD([.A2];4)" office:value-type="float" office:value="0" calcext:value-type="float">
            <text:p>0</text:p>
          </table:table-cell>
          <table:table-cell table:style-name="ce2" table:formula="of:=32-[.A2]" office:value-type="float" office:value="32" calcext:value-type="float">
            <text:p>32</text:p>
          </table:table-cell>
          <table:table-cell table:style-name="ce2" table:formula="of:=8-[.$B2]-IF([.$C2]&lt;=[.E$1];0;1)" office:value-type="float" office:value="8" calcext:value-type="float">
            <text:p>8</text:p>
          </table:table-cell>
          <table:table-cell table:style-name="ce2" table:formula="of:=8-[.$B2]-IF([.$C2]&lt;=[.F$1];0;1)" office:value-type="float" office:value="8" calcext:value-type="float">
            <text:p>8</text:p>
          </table:table-cell>
          <table:table-cell table:style-name="ce2" table:formula="of:=8-[.$B2]-IF([.$C2]&lt;=[.G$1];0;1)" office:value-type="float" office:value="8" calcext:value-type="float">
            <text:p>8</text:p>
          </table:table-cell>
          <table:table-cell table:style-name="ce2" table:formula="of:=8-[.$B2]-IF([.$C2]&lt;=[.H$1];0;1)" office:value-type="float" office:value="8" calcext:value-type="float">
            <text:p>8</text:p>
          </table:table-cell>
          <table:table-cell table:style-name="ce2" table:formula="of:=COMBIN([.G2]+[.F2]+[.E2];[.E2])*COMBIN([.G2]+[.F2];[.F2])" office:value-type="float" office:value="9465511770" calcext:value-type="float">
            <text:p>9465511770</text:p>
          </table:table-cell>
          <table:table-cell table:style-name="ce2" table:formula="of:=4*(8+8)" office:value-type="float" office:value="64" calcext:value-type="float">
            <text:p>64</text:p>
          </table:table-cell>
          <table:table-cell table:style-name="ce2" table:formula="of:=[.I2]*[.J2]/1024/1024" office:value-type="float" office:value="577728.989868164" calcext:value-type="float">
            <text:p>577728.989868164</text:p>
          </table:table-cell>
          <table:table-cell table:style-name="ce2" table:formula="of:=[.H2]*[.G2]*[.F2]*[.E2]" office:value-type="float" office:value="4096" calcext:value-type="float">
            <text:p>4096</text:p>
          </table:table-cell>
          <table:table-cell table:style-name="ce2" table:formula="of:=FACT([.H2])*FACT([.G2])*FACT([.F2])*FACT([.E2])" office:value-type="float" office:value="2.64290829336576E+018" calcext:value-type="float">
            <text:p>2.64290829336576E+018</text:p>
          </table:table-cell>
          <table:table-cell table:style-name="ce2" table:formula="of:=[.M2]*[.I2]" office:value-type="float" office:value="2.50164795578842E+028" calcext:value-type="float">
            <text:p>2.50164795578842E+028</text:p>
          </table:table-cell>
          <table:table-cell table:style-name="ce2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FLOOR([.A3]/4;1)" office:value-type="float" office:value="0" calcext:value-type="float">
            <text:p>0</text:p>
          </table:table-cell>
          <table:table-cell table:formula="of:=MOD([.A3];4)" office:value-type="float" office:value="1" calcext:value-type="float">
            <text:p>1</text:p>
          </table:table-cell>
          <table:table-cell table:formula="of:=32-[.A3]" office:value-type="float" office:value="31" calcext:value-type="float">
            <text:p>31</text:p>
          </table:table-cell>
          <table:table-cell table:formula="of:=8-[.$B3]-IF([.$C3]&lt;=[.E$1];0;1)" office:value-type="float" office:value="7" calcext:value-type="float">
            <text:p>7</text:p>
          </table:table-cell>
          <table:table-cell table:formula="of:=8-[.$B3]-IF([.$C3]&lt;=[.F$1];0;1)" office:value-type="float" office:value="8" calcext:value-type="float">
            <text:p>8</text:p>
          </table:table-cell>
          <table:table-cell table:formula="of:=8-[.$B3]-IF([.$C3]&lt;=[.G$1];0;1)" office:value-type="float" office:value="8" calcext:value-type="float">
            <text:p>8</text:p>
          </table:table-cell>
          <table:table-cell table:formula="of:=8-[.$B3]-IF([.$C3]&lt;=[.H$1];0;1)" office:value-type="float" office:value="8" calcext:value-type="float">
            <text:p>8</text:p>
          </table:table-cell>
          <table:table-cell table:formula="of:=COMBIN([.G3]+[.F3]+[.E3];[.E3])*COMBIN([.G3]+[.F3];[.F3])" office:value-type="float" office:value="3155170590" calcext:value-type="float">
            <text:p>315517059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3]*[.J3]/1024/1024" office:value-type="float" office:value="192576.329956055" calcext:value-type="float">
            <text:p>192576.329956055</text:p>
          </table:table-cell>
          <table:table-cell table:style-name="ce1" table:formula="of:=[.H3]*[.G3]*[.F3]*[.E3]" office:value-type="float" office:value="3584" calcext:value-type="float">
            <text:p>3584</text:p>
          </table:table-cell>
          <table:table-cell table:formula="of:=FACT([.H3])*FACT([.G3])*FACT([.F3])*FACT([.E3])" office:value-type="float" office:value="3.3036353667072E+017" calcext:value-type="float">
            <text:p>3.3036353667072E+017</text:p>
          </table:table-cell>
          <table:table-cell table:formula="of:=[.M3]*[.I3]" office:value-type="float" office:value="1.04235331491184E+027" calcext:value-type="float">
            <text:p>1.04235331491184E+02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FLOOR([.A4]/4;1)" office:value-type="float" office:value="0" calcext:value-type="float">
            <text:p>0</text:p>
          </table:table-cell>
          <table:table-cell table:formula="of:=MOD([.A4];4)" office:value-type="float" office:value="2" calcext:value-type="float">
            <text:p>2</text:p>
          </table:table-cell>
          <table:table-cell table:formula="of:=32-[.A4]" office:value-type="float" office:value="30" calcext:value-type="float">
            <text:p>30</text:p>
          </table:table-cell>
          <table:table-cell table:formula="of:=8-[.$B4]-IF([.$C4]&lt;=[.E$1];0;1)" office:value-type="float" office:value="7" calcext:value-type="float">
            <text:p>7</text:p>
          </table:table-cell>
          <table:table-cell table:formula="of:=8-[.$B4]-IF([.$C4]&lt;=[.F$1];0;1)" office:value-type="float" office:value="7" calcext:value-type="float">
            <text:p>7</text:p>
          </table:table-cell>
          <table:table-cell table:formula="of:=8-[.$B4]-IF([.$C4]&lt;=[.G$1];0;1)" office:value-type="float" office:value="8" calcext:value-type="float">
            <text:p>8</text:p>
          </table:table-cell>
          <table:table-cell table:formula="of:=8-[.$B4]-IF([.$C4]&lt;=[.H$1];0;1)" office:value-type="float" office:value="8" calcext:value-type="float">
            <text:p>8</text:p>
          </table:table-cell>
          <table:table-cell table:formula="of:=COMBIN([.G4]+[.F4]+[.E4];[.E4])*COMBIN([.G4]+[.F4];[.F4])" office:value-type="float" office:value="1097450640" calcext:value-type="float">
            <text:p>109745064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4]*[.J4]/1024/1024" office:value-type="float" office:value="66983.0712890625" calcext:value-type="float">
            <text:p>66983.0712890625</text:p>
          </table:table-cell>
          <table:table-cell table:style-name="ce1" table:formula="of:=[.H4]*[.G4]*[.F4]*[.E4]" office:value-type="float" office:value="3136" calcext:value-type="float">
            <text:p>3136</text:p>
          </table:table-cell>
          <table:table-cell table:formula="of:=FACT([.H4])*FACT([.G4])*FACT([.F4])*FACT([.E4])" office:value-type="float" office:value="4.129544208384E+016" calcext:value-type="float">
            <text:p>4.129544208384E+016</text:p>
          </table:table-cell>
          <table:table-cell table:formula="of:=[.M4]*[.I4]" office:value-type="float" office:value="4.53197093439931E+025" calcext:value-type="float">
            <text:p>4.53197093439931E+02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FLOOR([.A5]/4;1)" office:value-type="float" office:value="0" calcext:value-type="float">
            <text:p>0</text:p>
          </table:table-cell>
          <table:table-cell table:formula="of:=MOD([.A5];4)" office:value-type="float" office:value="3" calcext:value-type="float">
            <text:p>3</text:p>
          </table:table-cell>
          <table:table-cell table:formula="of:=32-[.A5]" office:value-type="float" office:value="29" calcext:value-type="float">
            <text:p>29</text:p>
          </table:table-cell>
          <table:table-cell table:formula="of:=8-[.$B5]-IF([.$C5]&lt;=[.E$1];0;1)" office:value-type="float" office:value="7" calcext:value-type="float">
            <text:p>7</text:p>
          </table:table-cell>
          <table:table-cell table:formula="of:=8-[.$B5]-IF([.$C5]&lt;=[.F$1];0;1)" office:value-type="float" office:value="7" calcext:value-type="float">
            <text:p>7</text:p>
          </table:table-cell>
          <table:table-cell table:formula="of:=8-[.$B5]-IF([.$C5]&lt;=[.G$1];0;1)" office:value-type="float" office:value="7" calcext:value-type="float">
            <text:p>7</text:p>
          </table:table-cell>
          <table:table-cell table:formula="of:=8-[.$B5]-IF([.$C5]&lt;=[.H$1];0;1)" office:value-type="float" office:value="8" calcext:value-type="float">
            <text:p>8</text:p>
          </table:table-cell>
          <table:table-cell table:formula="of:=COMBIN([.G5]+[.F5]+[.E5];[.E5])*COMBIN([.G5]+[.F5];[.F5])" office:value-type="float" office:value="399072960" calcext:value-type="float">
            <text:p>39907296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5]*[.J5]/1024/1024" office:value-type="float" office:value="24357.48046875" calcext:value-type="float">
            <text:p>24357.48046875</text:p>
          </table:table-cell>
          <table:table-cell table:style-name="ce1" table:formula="of:=[.H5]*[.G5]*[.F5]*[.E5]" office:value-type="float" office:value="2744" calcext:value-type="float">
            <text:p>2744</text:p>
          </table:table-cell>
          <table:table-cell table:formula="of:=FACT([.H5])*FACT([.G5])*FACT([.F5])*FACT([.E5])" office:value-type="float" office:value="5161930260480000" calcext:value-type="float">
            <text:p>5161930260480000</text:p>
          </table:table-cell>
          <table:table-cell table:formula="of:=[.M5]*[.I5]" office:value-type="float" office:value="2.05998678836332E+024" calcext:value-type="float">
            <text:p>2.05998678836332E+024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COM.MICROSOFT.FLOOR([.A6]/4;1)" office:value-type="float" office:value="1" calcext:value-type="float">
            <text:p>1</text:p>
          </table:table-cell>
          <table:table-cell table:style-name="ce2" table:formula="of:=MOD([.A6];4)" office:value-type="float" office:value="0" calcext:value-type="float">
            <text:p>0</text:p>
          </table:table-cell>
          <table:table-cell table:style-name="ce2" table:formula="of:=32-[.A6]" office:value-type="float" office:value="28" calcext:value-type="float">
            <text:p>28</text:p>
          </table:table-cell>
          <table:table-cell table:style-name="ce2" table:formula="of:=8-[.$B6]-IF([.$C6]&lt;=[.E$1];0;1)" office:value-type="float" office:value="7" calcext:value-type="float">
            <text:p>7</text:p>
          </table:table-cell>
          <table:table-cell table:style-name="ce2" table:formula="of:=8-[.$B6]-IF([.$C6]&lt;=[.F$1];0;1)" office:value-type="float" office:value="7" calcext:value-type="float">
            <text:p>7</text:p>
          </table:table-cell>
          <table:table-cell table:style-name="ce2" table:formula="of:=8-[.$B6]-IF([.$C6]&lt;=[.G$1];0;1)" office:value-type="float" office:value="7" calcext:value-type="float">
            <text:p>7</text:p>
          </table:table-cell>
          <table:table-cell table:style-name="ce2" table:formula="of:=8-[.$B6]-IF([.$C6]&lt;=[.H$1];0;1)" office:value-type="float" office:value="7" calcext:value-type="float">
            <text:p>7</text:p>
          </table:table-cell>
          <table:table-cell table:style-name="ce2" table:formula="of:=COMBIN([.G6]+[.F6]+[.E6];[.E6])*COMBIN([.G6]+[.F6];[.F6])" office:value-type="float" office:value="399072960" calcext:value-type="float">
            <text:p>399072960</text:p>
          </table:table-cell>
          <table:table-cell table:style-name="ce2" table:formula="of:=4*(8+8)" office:value-type="float" office:value="64" calcext:value-type="float">
            <text:p>64</text:p>
          </table:table-cell>
          <table:table-cell table:style-name="ce2" table:formula="of:=[.I6]*[.J6]/1024/1024" office:value-type="float" office:value="24357.48046875" calcext:value-type="float">
            <text:p>24357.48046875</text:p>
          </table:table-cell>
          <table:table-cell table:style-name="ce2" table:formula="of:=[.H6]*[.G6]*[.F6]*[.E6]" office:value-type="float" office:value="2401" calcext:value-type="float">
            <text:p>2401</text:p>
          </table:table-cell>
          <table:table-cell table:style-name="ce2" table:formula="of:=FACT([.H6])*FACT([.G6])*FACT([.F6])*FACT([.E6])" office:value-type="float" office:value="645241282560000" calcext:value-type="float">
            <text:p>645241282560000</text:p>
          </table:table-cell>
          <table:table-cell table:style-name="ce2" table:formula="of:=[.M6]*[.I6]" office:value-type="float" office:value="2.57498348545416E+023" calcext:value-type="float">
            <text:p>2.57498348545416E+023</text:p>
          </table:table-cell>
          <table:table-cell table:style-name="ce2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FLOOR([.A7]/4;1)" office:value-type="float" office:value="1" calcext:value-type="float">
            <text:p>1</text:p>
          </table:table-cell>
          <table:table-cell table:formula="of:=MOD([.A7];4)" office:value-type="float" office:value="1" calcext:value-type="float">
            <text:p>1</text:p>
          </table:table-cell>
          <table:table-cell table:formula="of:=32-[.A7]" office:value-type="float" office:value="27" calcext:value-type="float">
            <text:p>27</text:p>
          </table:table-cell>
          <table:table-cell table:formula="of:=8-[.$B7]-IF([.$C7]&lt;=[.E$1];0;1)" office:value-type="float" office:value="6" calcext:value-type="float">
            <text:p>6</text:p>
          </table:table-cell>
          <table:table-cell table:formula="of:=8-[.$B7]-IF([.$C7]&lt;=[.F$1];0;1)" office:value-type="float" office:value="7" calcext:value-type="float">
            <text:p>7</text:p>
          </table:table-cell>
          <table:table-cell table:formula="of:=8-[.$B7]-IF([.$C7]&lt;=[.G$1];0;1)" office:value-type="float" office:value="7" calcext:value-type="float">
            <text:p>7</text:p>
          </table:table-cell>
          <table:table-cell table:formula="of:=8-[.$B7]-IF([.$C7]&lt;=[.H$1];0;1)" office:value-type="float" office:value="7" calcext:value-type="float">
            <text:p>7</text:p>
          </table:table-cell>
          <table:table-cell table:formula="of:=COMBIN([.G7]+[.F7]+[.E7];[.E7])*COMBIN([.G7]+[.F7];[.F7])" office:value-type="float" office:value="133024320" calcext:value-type="float">
            <text:p>13302432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7]*[.J7]/1024/1024" office:value-type="float" office:value="8119.16015625" calcext:value-type="float">
            <text:p>8119.16015625</text:p>
          </table:table-cell>
          <table:table-cell table:style-name="ce1" table:formula="of:=[.H7]*[.G7]*[.F7]*[.E7]" office:value-type="float" office:value="2058" calcext:value-type="float">
            <text:p>2058</text:p>
          </table:table-cell>
          <table:table-cell table:formula="of:=FACT([.H7])*FACT([.G7])*FACT([.F7])*FACT([.E7])" office:value-type="float" office:value="92177326080000" calcext:value-type="float">
            <text:p>92177326080000</text:p>
          </table:table-cell>
          <table:table-cell table:formula="of:=[.M7]*[.I7]" office:value-type="float" office:value="1.22618261212103E+022" calcext:value-type="float">
            <text:p>1.22618261212103E+02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FLOOR([.A8]/4;1)" office:value-type="float" office:value="1" calcext:value-type="float">
            <text:p>1</text:p>
          </table:table-cell>
          <table:table-cell table:formula="of:=MOD([.A8];4)" office:value-type="float" office:value="2" calcext:value-type="float">
            <text:p>2</text:p>
          </table:table-cell>
          <table:table-cell table:formula="of:=32-[.A8]" office:value-type="float" office:value="26" calcext:value-type="float">
            <text:p>26</text:p>
          </table:table-cell>
          <table:table-cell table:formula="of:=8-[.$B8]-IF([.$C8]&lt;=[.E$1];0;1)" office:value-type="float" office:value="6" calcext:value-type="float">
            <text:p>6</text:p>
          </table:table-cell>
          <table:table-cell table:formula="of:=8-[.$B8]-IF([.$C8]&lt;=[.F$1];0;1)" office:value-type="float" office:value="6" calcext:value-type="float">
            <text:p>6</text:p>
          </table:table-cell>
          <table:table-cell table:formula="of:=8-[.$B8]-IF([.$C8]&lt;=[.G$1];0;1)" office:value-type="float" office:value="7" calcext:value-type="float">
            <text:p>7</text:p>
          </table:table-cell>
          <table:table-cell table:formula="of:=8-[.$B8]-IF([.$C8]&lt;=[.H$1];0;1)" office:value-type="float" office:value="7" calcext:value-type="float">
            <text:p>7</text:p>
          </table:table-cell>
          <table:table-cell table:formula="of:=COMBIN([.G8]+[.F8]+[.E8];[.E8])*COMBIN([.G8]+[.F8];[.F8])" office:value-type="float" office:value="46558512" calcext:value-type="float">
            <text:p>46558512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8]*[.J8]/1024/1024" office:value-type="float" office:value="2841.7060546875" calcext:value-type="float">
            <text:p>2841.7060546875</text:p>
          </table:table-cell>
          <table:table-cell table:style-name="ce1" table:formula="of:=[.H8]*[.G8]*[.F8]*[.E8]" office:value-type="float" office:value="1764" calcext:value-type="float">
            <text:p>1764</text:p>
          </table:table-cell>
          <table:table-cell table:formula="of:=FACT([.H8])*FACT([.G8])*FACT([.F8])*FACT([.E8])" office:value-type="float" office:value="13168189440000" calcext:value-type="float">
            <text:p>13168189440000</text:p>
          </table:table-cell>
          <table:table-cell table:formula="of:=[.M8]*[.I8]" office:value-type="float" office:value="6.13091306060513E+020" calcext:value-type="float">
            <text:p>6.13091306060513E+02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FLOOR([.A9]/4;1)" office:value-type="float" office:value="1" calcext:value-type="float">
            <text:p>1</text:p>
          </table:table-cell>
          <table:table-cell table:formula="of:=MOD([.A9];4)" office:value-type="float" office:value="3" calcext:value-type="float">
            <text:p>3</text:p>
          </table:table-cell>
          <table:table-cell table:formula="of:=32-[.A9]" office:value-type="float" office:value="25" calcext:value-type="float">
            <text:p>25</text:p>
          </table:table-cell>
          <table:table-cell table:formula="of:=8-[.$B9]-IF([.$C9]&lt;=[.E$1];0;1)" office:value-type="float" office:value="6" calcext:value-type="float">
            <text:p>6</text:p>
          </table:table-cell>
          <table:table-cell table:formula="of:=8-[.$B9]-IF([.$C9]&lt;=[.F$1];0;1)" office:value-type="float" office:value="6" calcext:value-type="float">
            <text:p>6</text:p>
          </table:table-cell>
          <table:table-cell table:formula="of:=8-[.$B9]-IF([.$C9]&lt;=[.G$1];0;1)" office:value-type="float" office:value="6" calcext:value-type="float">
            <text:p>6</text:p>
          </table:table-cell>
          <table:table-cell table:formula="of:=8-[.$B9]-IF([.$C9]&lt;=[.H$1];0;1)" office:value-type="float" office:value="7" calcext:value-type="float">
            <text:p>7</text:p>
          </table:table-cell>
          <table:table-cell table:formula="of:=COMBIN([.G9]+[.F9]+[.E9];[.E9])*COMBIN([.G9]+[.F9];[.F9])" office:value-type="float" office:value="17153136" calcext:value-type="float">
            <text:p>17153136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9]*[.J9]/1024/1024" office:value-type="float" office:value="1046.9443359375" calcext:value-type="float">
            <text:p>1046.9443359375</text:p>
          </table:table-cell>
          <table:table-cell table:style-name="ce1" table:formula="of:=[.H9]*[.G9]*[.F9]*[.E9]" office:value-type="float" office:value="1512" calcext:value-type="float">
            <text:p>1512</text:p>
          </table:table-cell>
          <table:table-cell table:formula="of:=FACT([.H9])*FACT([.G9])*FACT([.F9])*FACT([.E9])" office:value-type="float" office:value="1881169920000" calcext:value-type="float">
            <text:p>1881169920000</text:p>
          </table:table-cell>
          <table:table-cell table:formula="of:=[.M9]*[.I9]" office:value-type="float" office:value="3.22679634768691E+019" calcext:value-type="float">
            <text:p>3.22679634768691E+019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COM.MICROSOFT.FLOOR([.A10]/4;1)" office:value-type="float" office:value="2" calcext:value-type="float">
            <text:p>2</text:p>
          </table:table-cell>
          <table:table-cell table:style-name="ce2" table:formula="of:=MOD([.A10];4)" office:value-type="float" office:value="0" calcext:value-type="float">
            <text:p>0</text:p>
          </table:table-cell>
          <table:table-cell table:style-name="ce2" table:formula="of:=32-[.A10]" office:value-type="float" office:value="24" calcext:value-type="float">
            <text:p>24</text:p>
          </table:table-cell>
          <table:table-cell table:style-name="ce2" table:formula="of:=8-[.$B10]-IF([.$C10]&lt;=[.E$1];0;1)" office:value-type="float" office:value="6" calcext:value-type="float">
            <text:p>6</text:p>
          </table:table-cell>
          <table:table-cell table:style-name="ce2" table:formula="of:=8-[.$B10]-IF([.$C10]&lt;=[.F$1];0;1)" office:value-type="float" office:value="6" calcext:value-type="float">
            <text:p>6</text:p>
          </table:table-cell>
          <table:table-cell table:style-name="ce2" table:formula="of:=8-[.$B10]-IF([.$C10]&lt;=[.G$1];0;1)" office:value-type="float" office:value="6" calcext:value-type="float">
            <text:p>6</text:p>
          </table:table-cell>
          <table:table-cell table:style-name="ce2" table:formula="of:=8-[.$B10]-IF([.$C10]&lt;=[.H$1];0;1)" office:value-type="float" office:value="6" calcext:value-type="float">
            <text:p>6</text:p>
          </table:table-cell>
          <table:table-cell table:style-name="ce2" table:formula="of:=COMBIN([.G10]+[.F10]+[.E10];[.E10])*COMBIN([.G10]+[.F10];[.F10])" office:value-type="float" office:value="17153136" calcext:value-type="float">
            <text:p>17153136</text:p>
          </table:table-cell>
          <table:table-cell table:style-name="ce2" table:formula="of:=4*(8+8)" office:value-type="float" office:value="64" calcext:value-type="float">
            <text:p>64</text:p>
          </table:table-cell>
          <table:table-cell table:style-name="ce2" table:formula="of:=[.I10]*[.J10]/1024/1024" office:value-type="float" office:value="1046.9443359375" calcext:value-type="float">
            <text:p>1046.9443359375</text:p>
          </table:table-cell>
          <table:table-cell table:style-name="ce2" table:formula="of:=[.H10]*[.G10]*[.F10]*[.E10]" office:value-type="float" office:value="1296" calcext:value-type="float">
            <text:p>1296</text:p>
          </table:table-cell>
          <table:table-cell table:style-name="ce2" table:formula="of:=FACT([.H10])*FACT([.G10])*FACT([.F10])*FACT([.E10])" office:value-type="float" office:value="268738560000" calcext:value-type="float">
            <text:p>268738560000</text:p>
          </table:table-cell>
          <table:table-cell table:style-name="ce2" table:formula="of:=[.M10]*[.I10]" office:value-type="float" office:value="4.60970906812416E+018" calcext:value-type="float">
            <text:p>4.60970906812416E+018</text:p>
          </table:table-cell>
          <table:table-cell table:style-name="ce2"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FLOOR([.A11]/4;1)" office:value-type="float" office:value="2" calcext:value-type="float">
            <text:p>2</text:p>
          </table:table-cell>
          <table:table-cell table:formula="of:=MOD([.A11];4)" office:value-type="float" office:value="1" calcext:value-type="float">
            <text:p>1</text:p>
          </table:table-cell>
          <table:table-cell table:formula="of:=32-[.A11]" office:value-type="float" office:value="23" calcext:value-type="float">
            <text:p>23</text:p>
          </table:table-cell>
          <table:table-cell table:formula="of:=8-[.$B11]-IF([.$C11]&lt;=[.E$1];0;1)" office:value-type="float" office:value="5" calcext:value-type="float">
            <text:p>5</text:p>
          </table:table-cell>
          <table:table-cell table:formula="of:=8-[.$B11]-IF([.$C11]&lt;=[.F$1];0;1)" office:value-type="float" office:value="6" calcext:value-type="float">
            <text:p>6</text:p>
          </table:table-cell>
          <table:table-cell table:formula="of:=8-[.$B11]-IF([.$C11]&lt;=[.G$1];0;1)" office:value-type="float" office:value="6" calcext:value-type="float">
            <text:p>6</text:p>
          </table:table-cell>
          <table:table-cell table:formula="of:=8-[.$B11]-IF([.$C11]&lt;=[.H$1];0;1)" office:value-type="float" office:value="6" calcext:value-type="float">
            <text:p>6</text:p>
          </table:table-cell>
          <table:table-cell table:formula="of:=COMBIN([.G11]+[.F11]+[.E11];[.E11])*COMBIN([.G11]+[.F11];[.F11])" office:value-type="float" office:value="5717712" calcext:value-type="float">
            <text:p>5717712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11]*[.J11]/1024/1024" office:value-type="float" office:value="348.9814453125" calcext:value-type="float">
            <text:p>348.9814453125</text:p>
          </table:table-cell>
          <table:table-cell table:style-name="ce1" table:formula="of:=[.H11]*[.G11]*[.F11]*[.E11]" office:value-type="float" office:value="1080" calcext:value-type="float">
            <text:p>1080</text:p>
          </table:table-cell>
          <table:table-cell table:formula="of:=FACT([.H11])*FACT([.G11])*FACT([.F11])*FACT([.E11])" office:value-type="float" office:value="44789760000" calcext:value-type="float">
            <text:p>44789760000</text:p>
          </table:table-cell>
          <table:table-cell table:formula="of:=[.M11]*[.I11]" office:value-type="float" office:value="2.5609494822912E+017" calcext:value-type="float">
            <text:p>2.5609494822912E+01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FLOOR([.A12]/4;1)" office:value-type="float" office:value="2" calcext:value-type="float">
            <text:p>2</text:p>
          </table:table-cell>
          <table:table-cell table:formula="of:=MOD([.A12];4)" office:value-type="float" office:value="2" calcext:value-type="float">
            <text:p>2</text:p>
          </table:table-cell>
          <table:table-cell table:formula="of:=32-[.A12]" office:value-type="float" office:value="22" calcext:value-type="float">
            <text:p>22</text:p>
          </table:table-cell>
          <table:table-cell table:formula="of:=8-[.$B12]-IF([.$C12]&lt;=[.E$1];0;1)" office:value-type="float" office:value="5" calcext:value-type="float">
            <text:p>5</text:p>
          </table:table-cell>
          <table:table-cell table:formula="of:=8-[.$B12]-IF([.$C12]&lt;=[.F$1];0;1)" office:value-type="float" office:value="5" calcext:value-type="float">
            <text:p>5</text:p>
          </table:table-cell>
          <table:table-cell table:formula="of:=8-[.$B12]-IF([.$C12]&lt;=[.G$1];0;1)" office:value-type="float" office:value="6" calcext:value-type="float">
            <text:p>6</text:p>
          </table:table-cell>
          <table:table-cell table:formula="of:=8-[.$B12]-IF([.$C12]&lt;=[.H$1];0;1)" office:value-type="float" office:value="6" calcext:value-type="float">
            <text:p>6</text:p>
          </table:table-cell>
          <table:table-cell table:formula="of:=COMBIN([.G12]+[.F12]+[.E12];[.E12])*COMBIN([.G12]+[.F12];[.F12])" office:value-type="float" office:value="2018016" calcext:value-type="float">
            <text:p>2018016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12]*[.J12]/1024/1024" office:value-type="float" office:value="123.169921875" calcext:value-type="float">
            <text:p>123.169921875</text:p>
          </table:table-cell>
          <table:table-cell table:style-name="ce1" table:formula="of:=[.H12]*[.G12]*[.F12]*[.E12]" office:value-type="float" office:value="900" calcext:value-type="float">
            <text:p>900</text:p>
          </table:table-cell>
          <table:table-cell table:formula="of:=FACT([.H12])*FACT([.G12])*FACT([.F12])*FACT([.E12])" office:value-type="float" office:value="7464960000" calcext:value-type="float">
            <text:p>7464960000</text:p>
          </table:table-cell>
          <table:table-cell table:formula="of:=[.M12]*[.I12]" office:value-type="float" office:value="1.506440871936E+016" calcext:value-type="float">
            <text:p>1.506440871936E+016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FLOOR([.A13]/4;1)" office:value-type="float" office:value="2" calcext:value-type="float">
            <text:p>2</text:p>
          </table:table-cell>
          <table:table-cell table:formula="of:=MOD([.A13];4)" office:value-type="float" office:value="3" calcext:value-type="float">
            <text:p>3</text:p>
          </table:table-cell>
          <table:table-cell table:formula="of:=32-[.A13]" office:value-type="float" office:value="21" calcext:value-type="float">
            <text:p>21</text:p>
          </table:table-cell>
          <table:table-cell table:formula="of:=8-[.$B13]-IF([.$C13]&lt;=[.E$1];0;1)" office:value-type="float" office:value="5" calcext:value-type="float">
            <text:p>5</text:p>
          </table:table-cell>
          <table:table-cell table:formula="of:=8-[.$B13]-IF([.$C13]&lt;=[.F$1];0;1)" office:value-type="float" office:value="5" calcext:value-type="float">
            <text:p>5</text:p>
          </table:table-cell>
          <table:table-cell table:formula="of:=8-[.$B13]-IF([.$C13]&lt;=[.G$1];0;1)" office:value-type="float" office:value="5" calcext:value-type="float">
            <text:p>5</text:p>
          </table:table-cell>
          <table:table-cell table:formula="of:=8-[.$B13]-IF([.$C13]&lt;=[.H$1];0;1)" office:value-type="float" office:value="6" calcext:value-type="float">
            <text:p>6</text:p>
          </table:table-cell>
          <table:table-cell table:formula="of:=COMBIN([.G13]+[.F13]+[.E13];[.E13])*COMBIN([.G13]+[.F13];[.F13])" office:value-type="float" office:value="756756" calcext:value-type="float">
            <text:p>756756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13]*[.J13]/1024/1024" office:value-type="float" office:value="46.188720703125" calcext:value-type="float">
            <text:p>46.188720703125</text:p>
          </table:table-cell>
          <table:table-cell table:style-name="ce1" table:formula="of:=[.H13]*[.G13]*[.F13]*[.E13]" office:value-type="float" office:value="750" calcext:value-type="float">
            <text:p>750</text:p>
          </table:table-cell>
          <table:table-cell table:formula="of:=FACT([.H13])*FACT([.G13])*FACT([.F13])*FACT([.E13])" office:value-type="float" office:value="1244160000" calcext:value-type="float">
            <text:p>1244160000</text:p>
          </table:table-cell>
          <table:table-cell table:formula="of:=[.M13]*[.I13]" office:value-type="float" office:value="941525544960000" calcext:value-type="float">
            <text:p>941525544960000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COM.MICROSOFT.FLOOR([.A14]/4;1)" office:value-type="float" office:value="3" calcext:value-type="float">
            <text:p>3</text:p>
          </table:table-cell>
          <table:table-cell table:style-name="ce2" table:formula="of:=MOD([.A14];4)" office:value-type="float" office:value="0" calcext:value-type="float">
            <text:p>0</text:p>
          </table:table-cell>
          <table:table-cell table:style-name="ce2" table:formula="of:=32-[.A14]" office:value-type="float" office:value="20" calcext:value-type="float">
            <text:p>20</text:p>
          </table:table-cell>
          <table:table-cell table:style-name="ce2" table:formula="of:=8-[.$B14]-IF([.$C14]&lt;=[.E$1];0;1)" office:value-type="float" office:value="5" calcext:value-type="float">
            <text:p>5</text:p>
          </table:table-cell>
          <table:table-cell table:style-name="ce2" table:formula="of:=8-[.$B14]-IF([.$C14]&lt;=[.F$1];0;1)" office:value-type="float" office:value="5" calcext:value-type="float">
            <text:p>5</text:p>
          </table:table-cell>
          <table:table-cell table:style-name="ce2" table:formula="of:=8-[.$B14]-IF([.$C14]&lt;=[.G$1];0;1)" office:value-type="float" office:value="5" calcext:value-type="float">
            <text:p>5</text:p>
          </table:table-cell>
          <table:table-cell table:style-name="ce2" table:formula="of:=8-[.$B14]-IF([.$C14]&lt;=[.H$1];0;1)" office:value-type="float" office:value="5" calcext:value-type="float">
            <text:p>5</text:p>
          </table:table-cell>
          <table:table-cell table:style-name="ce2" table:formula="of:=COMBIN([.G14]+[.F14]+[.E14];[.E14])*COMBIN([.G14]+[.F14];[.F14])" office:value-type="float" office:value="756756" calcext:value-type="float">
            <text:p>756756</text:p>
          </table:table-cell>
          <table:table-cell table:style-name="ce2" table:formula="of:=4*(8+8)" office:value-type="float" office:value="64" calcext:value-type="float">
            <text:p>64</text:p>
          </table:table-cell>
          <table:table-cell table:style-name="ce2" table:formula="of:=[.I14]*[.J14]/1024/1024" office:value-type="float" office:value="46.188720703125" calcext:value-type="float">
            <text:p>46.188720703125</text:p>
          </table:table-cell>
          <table:table-cell table:style-name="ce2" table:formula="of:=[.H14]*[.G14]*[.F14]*[.E14]" office:value-type="float" office:value="625" calcext:value-type="float">
            <text:p>625</text:p>
          </table:table-cell>
          <table:table-cell table:style-name="ce2" table:formula="of:=FACT([.H14])*FACT([.G14])*FACT([.F14])*FACT([.E14])" office:value-type="float" office:value="207360000" calcext:value-type="float">
            <text:p>207360000</text:p>
          </table:table-cell>
          <table:table-cell table:style-name="ce2" table:formula="of:=[.M14]*[.I14]" office:value-type="float" office:value="156920924160000" calcext:value-type="float">
            <text:p>156920924160000</text:p>
          </table:table-cell>
          <table:table-cell table:style-name="ce2"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FLOOR([.A15]/4;1)" office:value-type="float" office:value="3" calcext:value-type="float">
            <text:p>3</text:p>
          </table:table-cell>
          <table:table-cell table:formula="of:=MOD([.A15];4)" office:value-type="float" office:value="1" calcext:value-type="float">
            <text:p>1</text:p>
          </table:table-cell>
          <table:table-cell table:formula="of:=32-[.A15]" office:value-type="float" office:value="19" calcext:value-type="float">
            <text:p>19</text:p>
          </table:table-cell>
          <table:table-cell table:formula="of:=8-[.$B15]-IF([.$C15]&lt;=[.E$1];0;1)" office:value-type="float" office:value="4" calcext:value-type="float">
            <text:p>4</text:p>
          </table:table-cell>
          <table:table-cell table:formula="of:=8-[.$B15]-IF([.$C15]&lt;=[.F$1];0;1)" office:value-type="float" office:value="5" calcext:value-type="float">
            <text:p>5</text:p>
          </table:table-cell>
          <table:table-cell table:formula="of:=8-[.$B15]-IF([.$C15]&lt;=[.G$1];0;1)" office:value-type="float" office:value="5" calcext:value-type="float">
            <text:p>5</text:p>
          </table:table-cell>
          <table:table-cell table:formula="of:=8-[.$B15]-IF([.$C15]&lt;=[.H$1];0;1)" office:value-type="float" office:value="5" calcext:value-type="float">
            <text:p>5</text:p>
          </table:table-cell>
          <table:table-cell table:formula="of:=COMBIN([.G15]+[.F15]+[.E15];[.E15])*COMBIN([.G15]+[.F15];[.F15])" office:value-type="float" office:value="252252" calcext:value-type="float">
            <text:p>252252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15]*[.J15]/1024/1024" office:value-type="float" office:value="15.396240234375" calcext:value-type="float">
            <text:p>15.396240234375</text:p>
          </table:table-cell>
          <table:table-cell table:style-name="ce1" table:formula="of:=[.H15]*[.G15]*[.F15]*[.E15]" office:value-type="float" office:value="500" calcext:value-type="float">
            <text:p>500</text:p>
          </table:table-cell>
          <table:table-cell table:formula="of:=FACT([.H15])*FACT([.G15])*FACT([.F15])*FACT([.E15])" office:value-type="float" office:value="41472000" calcext:value-type="float">
            <text:p>41472000</text:p>
          </table:table-cell>
          <table:table-cell table:formula="of:=[.M15]*[.I15]" office:value-type="float" office:value="10461394944000" calcext:value-type="float">
            <text:p>1046139494400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FLOOR([.A16]/4;1)" office:value-type="float" office:value="3" calcext:value-type="float">
            <text:p>3</text:p>
          </table:table-cell>
          <table:table-cell table:formula="of:=MOD([.A16];4)" office:value-type="float" office:value="2" calcext:value-type="float">
            <text:p>2</text:p>
          </table:table-cell>
          <table:table-cell table:formula="of:=32-[.A16]" office:value-type="float" office:value="18" calcext:value-type="float">
            <text:p>18</text:p>
          </table:table-cell>
          <table:table-cell table:formula="of:=8-[.$B16]-IF([.$C16]&lt;=[.E$1];0;1)" office:value-type="float" office:value="4" calcext:value-type="float">
            <text:p>4</text:p>
          </table:table-cell>
          <table:table-cell table:formula="of:=8-[.$B16]-IF([.$C16]&lt;=[.F$1];0;1)" office:value-type="float" office:value="4" calcext:value-type="float">
            <text:p>4</text:p>
          </table:table-cell>
          <table:table-cell table:formula="of:=8-[.$B16]-IF([.$C16]&lt;=[.G$1];0;1)" office:value-type="float" office:value="5" calcext:value-type="float">
            <text:p>5</text:p>
          </table:table-cell>
          <table:table-cell table:formula="of:=8-[.$B16]-IF([.$C16]&lt;=[.H$1];0;1)" office:value-type="float" office:value="5" calcext:value-type="float">
            <text:p>5</text:p>
          </table:table-cell>
          <table:table-cell table:formula="of:=COMBIN([.G16]+[.F16]+[.E16];[.E16])*COMBIN([.G16]+[.F16];[.F16])" office:value-type="float" office:value="90090" calcext:value-type="float">
            <text:p>9009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16]*[.J16]/1024/1024" office:value-type="float" office:value="5.4986572265625" calcext:value-type="float">
            <text:p>5.4986572265625</text:p>
          </table:table-cell>
          <table:table-cell table:style-name="ce1" table:formula="of:=[.H16]*[.G16]*[.F16]*[.E16]" office:value-type="float" office:value="400" calcext:value-type="float">
            <text:p>400</text:p>
          </table:table-cell>
          <table:table-cell table:formula="of:=FACT([.H16])*FACT([.G16])*FACT([.F16])*FACT([.E16])" office:value-type="float" office:value="8294400" calcext:value-type="float">
            <text:p>8294400</text:p>
          </table:table-cell>
          <table:table-cell table:formula="of:=[.M16]*[.I16]" office:value-type="float" office:value="747242496000" calcext:value-type="float">
            <text:p>74724249600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FLOOR([.A17]/4;1)" office:value-type="float" office:value="3" calcext:value-type="float">
            <text:p>3</text:p>
          </table:table-cell>
          <table:table-cell table:formula="of:=MOD([.A17];4)" office:value-type="float" office:value="3" calcext:value-type="float">
            <text:p>3</text:p>
          </table:table-cell>
          <table:table-cell table:formula="of:=32-[.A17]" office:value-type="float" office:value="17" calcext:value-type="float">
            <text:p>17</text:p>
          </table:table-cell>
          <table:table-cell table:formula="of:=8-[.$B17]-IF([.$C17]&lt;=[.E$1];0;1)" office:value-type="float" office:value="4" calcext:value-type="float">
            <text:p>4</text:p>
          </table:table-cell>
          <table:table-cell table:formula="of:=8-[.$B17]-IF([.$C17]&lt;=[.F$1];0;1)" office:value-type="float" office:value="4" calcext:value-type="float">
            <text:p>4</text:p>
          </table:table-cell>
          <table:table-cell table:formula="of:=8-[.$B17]-IF([.$C17]&lt;=[.G$1];0;1)" office:value-type="float" office:value="4" calcext:value-type="float">
            <text:p>4</text:p>
          </table:table-cell>
          <table:table-cell table:formula="of:=8-[.$B17]-IF([.$C17]&lt;=[.H$1];0;1)" office:value-type="float" office:value="5" calcext:value-type="float">
            <text:p>5</text:p>
          </table:table-cell>
          <table:table-cell table:formula="of:=COMBIN([.G17]+[.F17]+[.E17];[.E17])*COMBIN([.G17]+[.F17];[.F17])" office:value-type="float" office:value="34650" calcext:value-type="float">
            <text:p>3465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17]*[.J17]/1024/1024" office:value-type="float" office:value="2.1148681640625" calcext:value-type="float">
            <text:p>2.1148681640625</text:p>
          </table:table-cell>
          <table:table-cell table:style-name="ce1" table:formula="of:=[.H17]*[.G17]*[.F17]*[.E17]" office:value-type="float" office:value="320" calcext:value-type="float">
            <text:p>320</text:p>
          </table:table-cell>
          <table:table-cell table:formula="of:=FACT([.H17])*FACT([.G17])*FACT([.F17])*FACT([.E17])" office:value-type="float" office:value="1658880" calcext:value-type="float">
            <text:p>1658880</text:p>
          </table:table-cell>
          <table:table-cell table:formula="of:=[.M17]*[.I17]" office:value-type="float" office:value="57480192000" calcext:value-type="float">
            <text:p>57480192000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COM.MICROSOFT.FLOOR([.A18]/4;1)" office:value-type="float" office:value="4" calcext:value-type="float">
            <text:p>4</text:p>
          </table:table-cell>
          <table:table-cell table:style-name="ce2" table:formula="of:=MOD([.A18];4)" office:value-type="float" office:value="0" calcext:value-type="float">
            <text:p>0</text:p>
          </table:table-cell>
          <table:table-cell table:style-name="ce2" table:formula="of:=32-[.A18]" office:value-type="float" office:value="16" calcext:value-type="float">
            <text:p>16</text:p>
          </table:table-cell>
          <table:table-cell table:style-name="ce2" table:formula="of:=8-[.$B18]-IF([.$C18]&lt;=[.E$1];0;1)" office:value-type="float" office:value="4" calcext:value-type="float">
            <text:p>4</text:p>
          </table:table-cell>
          <table:table-cell table:style-name="ce2" table:formula="of:=8-[.$B18]-IF([.$C18]&lt;=[.F$1];0;1)" office:value-type="float" office:value="4" calcext:value-type="float">
            <text:p>4</text:p>
          </table:table-cell>
          <table:table-cell table:style-name="ce2" table:formula="of:=8-[.$B18]-IF([.$C18]&lt;=[.G$1];0;1)" office:value-type="float" office:value="4" calcext:value-type="float">
            <text:p>4</text:p>
          </table:table-cell>
          <table:table-cell table:style-name="ce2" table:formula="of:=8-[.$B18]-IF([.$C18]&lt;=[.H$1];0;1)" office:value-type="float" office:value="4" calcext:value-type="float">
            <text:p>4</text:p>
          </table:table-cell>
          <table:table-cell table:style-name="ce2" table:formula="of:=COMBIN([.G18]+[.F18]+[.E18];[.E18])*COMBIN([.G18]+[.F18];[.F18])" office:value-type="float" office:value="34650" calcext:value-type="float">
            <text:p>34650</text:p>
          </table:table-cell>
          <table:table-cell table:style-name="ce2" table:formula="of:=4*(8+8)" office:value-type="float" office:value="64" calcext:value-type="float">
            <text:p>64</text:p>
          </table:table-cell>
          <table:table-cell table:style-name="ce2" table:formula="of:=[.I18]*[.J18]/1024/1024" office:value-type="float" office:value="2.1148681640625" calcext:value-type="float">
            <text:p>2.1148681640625</text:p>
          </table:table-cell>
          <table:table-cell table:style-name="ce2" table:formula="of:=[.H18]*[.G18]*[.F18]*[.E18]" office:value-type="float" office:value="256" calcext:value-type="float">
            <text:p>256</text:p>
          </table:table-cell>
          <table:table-cell table:style-name="ce2" table:formula="of:=FACT([.H18])*FACT([.G18])*FACT([.F18])*FACT([.E18])" office:value-type="float" office:value="331776" calcext:value-type="float">
            <text:p>331776</text:p>
          </table:table-cell>
          <table:table-cell table:style-name="ce2" table:formula="of:=[.M18]*[.I18]" office:value-type="float" office:value="11496038400" calcext:value-type="float">
            <text:p>11496038400</text:p>
          </table:table-cell>
          <table:table-cell table:style-name="ce2"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FLOOR([.A19]/4;1)" office:value-type="float" office:value="4" calcext:value-type="float">
            <text:p>4</text:p>
          </table:table-cell>
          <table:table-cell table:formula="of:=MOD([.A19];4)" office:value-type="float" office:value="1" calcext:value-type="float">
            <text:p>1</text:p>
          </table:table-cell>
          <table:table-cell table:formula="of:=32-[.A19]" office:value-type="float" office:value="15" calcext:value-type="float">
            <text:p>15</text:p>
          </table:table-cell>
          <table:table-cell table:formula="of:=8-[.$B19]-IF([.$C19]&lt;=[.E$1];0;1)" office:value-type="float" office:value="3" calcext:value-type="float">
            <text:p>3</text:p>
          </table:table-cell>
          <table:table-cell table:formula="of:=8-[.$B19]-IF([.$C19]&lt;=[.F$1];0;1)" office:value-type="float" office:value="4" calcext:value-type="float">
            <text:p>4</text:p>
          </table:table-cell>
          <table:table-cell table:formula="of:=8-[.$B19]-IF([.$C19]&lt;=[.G$1];0;1)" office:value-type="float" office:value="4" calcext:value-type="float">
            <text:p>4</text:p>
          </table:table-cell>
          <table:table-cell table:formula="of:=8-[.$B19]-IF([.$C19]&lt;=[.H$1];0;1)" office:value-type="float" office:value="4" calcext:value-type="float">
            <text:p>4</text:p>
          </table:table-cell>
          <table:table-cell table:formula="of:=COMBIN([.G19]+[.F19]+[.E19];[.E19])*COMBIN([.G19]+[.F19];[.F19])" office:value-type="float" office:value="11550" calcext:value-type="float">
            <text:p>1155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19]*[.J19]/1024/1024" office:value-type="float" office:value="0.7049560546875" calcext:value-type="float">
            <text:p>0.7049560546875</text:p>
          </table:table-cell>
          <table:table-cell table:style-name="ce1" table:formula="of:=[.H19]*[.G19]*[.F19]*[.E19]" office:value-type="float" office:value="192" calcext:value-type="float">
            <text:p>192</text:p>
          </table:table-cell>
          <table:table-cell table:formula="of:=FACT([.H19])*FACT([.G19])*FACT([.F19])*FACT([.E19])" office:value-type="float" office:value="82944" calcext:value-type="float">
            <text:p>82944</text:p>
          </table:table-cell>
          <table:table-cell table:formula="of:=[.M19]*[.I19]" office:value-type="float" office:value="958003200" calcext:value-type="float">
            <text:p>958003200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FLOOR([.A20]/4;1)" office:value-type="float" office:value="4" calcext:value-type="float">
            <text:p>4</text:p>
          </table:table-cell>
          <table:table-cell table:formula="of:=MOD([.A20];4)" office:value-type="float" office:value="2" calcext:value-type="float">
            <text:p>2</text:p>
          </table:table-cell>
          <table:table-cell table:formula="of:=32-[.A20]" office:value-type="float" office:value="14" calcext:value-type="float">
            <text:p>14</text:p>
          </table:table-cell>
          <table:table-cell table:formula="of:=8-[.$B20]-IF([.$C20]&lt;=[.E$1];0;1)" office:value-type="float" office:value="3" calcext:value-type="float">
            <text:p>3</text:p>
          </table:table-cell>
          <table:table-cell table:formula="of:=8-[.$B20]-IF([.$C20]&lt;=[.F$1];0;1)" office:value-type="float" office:value="3" calcext:value-type="float">
            <text:p>3</text:p>
          </table:table-cell>
          <table:table-cell table:formula="of:=8-[.$B20]-IF([.$C20]&lt;=[.G$1];0;1)" office:value-type="float" office:value="4" calcext:value-type="float">
            <text:p>4</text:p>
          </table:table-cell>
          <table:table-cell table:formula="of:=8-[.$B20]-IF([.$C20]&lt;=[.H$1];0;1)" office:value-type="float" office:value="4" calcext:value-type="float">
            <text:p>4</text:p>
          </table:table-cell>
          <table:table-cell table:formula="of:=COMBIN([.G20]+[.F20]+[.E20];[.E20])*COMBIN([.G20]+[.F20];[.F20])" office:value-type="float" office:value="4200" calcext:value-type="float">
            <text:p>420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20]*[.J20]/1024/1024" office:value-type="float" office:value="0.25634765625" calcext:value-type="float">
            <text:p>0.25634765625</text:p>
          </table:table-cell>
          <table:table-cell table:style-name="ce1" table:formula="of:=[.H20]*[.G20]*[.F20]*[.E20]" office:value-type="float" office:value="144" calcext:value-type="float">
            <text:p>144</text:p>
          </table:table-cell>
          <table:table-cell table:formula="of:=FACT([.H20])*FACT([.G20])*FACT([.F20])*FACT([.E20])" office:value-type="float" office:value="20736" calcext:value-type="float">
            <text:p>20736</text:p>
          </table:table-cell>
          <table:table-cell table:formula="of:=[.M20]*[.I20]" office:value-type="float" office:value="87091200" calcext:value-type="float">
            <text:p>87091200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FLOOR([.A21]/4;1)" office:value-type="float" office:value="4" calcext:value-type="float">
            <text:p>4</text:p>
          </table:table-cell>
          <table:table-cell table:formula="of:=MOD([.A21];4)" office:value-type="float" office:value="3" calcext:value-type="float">
            <text:p>3</text:p>
          </table:table-cell>
          <table:table-cell table:formula="of:=32-[.A21]" office:value-type="float" office:value="13" calcext:value-type="float">
            <text:p>13</text:p>
          </table:table-cell>
          <table:table-cell table:formula="of:=8-[.$B21]-IF([.$C21]&lt;=[.E$1];0;1)" office:value-type="float" office:value="3" calcext:value-type="float">
            <text:p>3</text:p>
          </table:table-cell>
          <table:table-cell table:formula="of:=8-[.$B21]-IF([.$C21]&lt;=[.F$1];0;1)" office:value-type="float" office:value="3" calcext:value-type="float">
            <text:p>3</text:p>
          </table:table-cell>
          <table:table-cell table:formula="of:=8-[.$B21]-IF([.$C21]&lt;=[.G$1];0;1)" office:value-type="float" office:value="3" calcext:value-type="float">
            <text:p>3</text:p>
          </table:table-cell>
          <table:table-cell table:formula="of:=8-[.$B21]-IF([.$C21]&lt;=[.H$1];0;1)" office:value-type="float" office:value="4" calcext:value-type="float">
            <text:p>4</text:p>
          </table:table-cell>
          <table:table-cell table:formula="of:=COMBIN([.G21]+[.F21]+[.E21];[.E21])*COMBIN([.G21]+[.F21];[.F21])" office:value-type="float" office:value="1680" calcext:value-type="float">
            <text:p>168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21]*[.J21]/1024/1024" office:value-type="float" office:value="0.1025390625" calcext:value-type="float">
            <text:p>0.1025390625</text:p>
          </table:table-cell>
          <table:table-cell table:style-name="ce1" table:formula="of:=[.H21]*[.G21]*[.F21]*[.E21]" office:value-type="float" office:value="108" calcext:value-type="float">
            <text:p>108</text:p>
          </table:table-cell>
          <table:table-cell table:formula="of:=FACT([.H21])*FACT([.G21])*FACT([.F21])*FACT([.E21])" office:value-type="float" office:value="5184" calcext:value-type="float">
            <text:p>5184</text:p>
          </table:table-cell>
          <table:table-cell table:formula="of:=[.M21]*[.I21]" office:value-type="float" office:value="8709120" calcext:value-type="float">
            <text:p>8709120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COM.MICROSOFT.FLOOR([.A22]/4;1)" office:value-type="float" office:value="5" calcext:value-type="float">
            <text:p>5</text:p>
          </table:table-cell>
          <table:table-cell table:style-name="ce2" table:formula="of:=MOD([.A22];4)" office:value-type="float" office:value="0" calcext:value-type="float">
            <text:p>0</text:p>
          </table:table-cell>
          <table:table-cell table:style-name="ce2" table:formula="of:=32-[.A22]" office:value-type="float" office:value="12" calcext:value-type="float">
            <text:p>12</text:p>
          </table:table-cell>
          <table:table-cell table:style-name="ce2" table:formula="of:=8-[.$B22]-IF([.$C22]&lt;=[.E$1];0;1)" office:value-type="float" office:value="3" calcext:value-type="float">
            <text:p>3</text:p>
          </table:table-cell>
          <table:table-cell table:style-name="ce2" table:formula="of:=8-[.$B22]-IF([.$C22]&lt;=[.F$1];0;1)" office:value-type="float" office:value="3" calcext:value-type="float">
            <text:p>3</text:p>
          </table:table-cell>
          <table:table-cell table:style-name="ce2" table:formula="of:=8-[.$B22]-IF([.$C22]&lt;=[.G$1];0;1)" office:value-type="float" office:value="3" calcext:value-type="float">
            <text:p>3</text:p>
          </table:table-cell>
          <table:table-cell table:style-name="ce2" table:formula="of:=8-[.$B22]-IF([.$C22]&lt;=[.H$1];0;1)" office:value-type="float" office:value="3" calcext:value-type="float">
            <text:p>3</text:p>
          </table:table-cell>
          <table:table-cell table:style-name="ce2" table:formula="of:=COMBIN([.G22]+[.F22]+[.E22];[.E22])*COMBIN([.G22]+[.F22];[.F22])" office:value-type="float" office:value="1680" calcext:value-type="float">
            <text:p>1680</text:p>
          </table:table-cell>
          <table:table-cell table:style-name="ce2" table:formula="of:=4*(8+8)" office:value-type="float" office:value="64" calcext:value-type="float">
            <text:p>64</text:p>
          </table:table-cell>
          <table:table-cell table:style-name="ce2" table:formula="of:=[.I22]*[.J22]/1024/1024" office:value-type="float" office:value="0.1025390625" calcext:value-type="float">
            <text:p>0.1025390625</text:p>
          </table:table-cell>
          <table:table-cell table:style-name="ce2" table:formula="of:=[.H22]*[.G22]*[.F22]*[.E22]" office:value-type="float" office:value="81" calcext:value-type="float">
            <text:p>81</text:p>
          </table:table-cell>
          <table:table-cell table:style-name="ce2" table:formula="of:=FACT([.H22])*FACT([.G22])*FACT([.F22])*FACT([.E22])" office:value-type="float" office:value="1296" calcext:value-type="float">
            <text:p>1296</text:p>
          </table:table-cell>
          <table:table-cell table:style-name="ce2" table:formula="of:=[.M22]*[.I22]" office:value-type="float" office:value="2177280" calcext:value-type="float">
            <text:p>2177280</text:p>
          </table:table-cell>
          <table:table-cell table:style-name="ce2"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FLOOR([.A23]/4;1)" office:value-type="float" office:value="5" calcext:value-type="float">
            <text:p>5</text:p>
          </table:table-cell>
          <table:table-cell table:formula="of:=MOD([.A23];4)" office:value-type="float" office:value="1" calcext:value-type="float">
            <text:p>1</text:p>
          </table:table-cell>
          <table:table-cell table:formula="of:=32-[.A23]" office:value-type="float" office:value="11" calcext:value-type="float">
            <text:p>11</text:p>
          </table:table-cell>
          <table:table-cell table:formula="of:=8-[.$B23]-IF([.$C23]&lt;=[.E$1];0;1)" office:value-type="float" office:value="2" calcext:value-type="float">
            <text:p>2</text:p>
          </table:table-cell>
          <table:table-cell table:formula="of:=8-[.$B23]-IF([.$C23]&lt;=[.F$1];0;1)" office:value-type="float" office:value="3" calcext:value-type="float">
            <text:p>3</text:p>
          </table:table-cell>
          <table:table-cell table:formula="of:=8-[.$B23]-IF([.$C23]&lt;=[.G$1];0;1)" office:value-type="float" office:value="3" calcext:value-type="float">
            <text:p>3</text:p>
          </table:table-cell>
          <table:table-cell table:formula="of:=8-[.$B23]-IF([.$C23]&lt;=[.H$1];0;1)" office:value-type="float" office:value="3" calcext:value-type="float">
            <text:p>3</text:p>
          </table:table-cell>
          <table:table-cell table:formula="of:=COMBIN([.G23]+[.F23]+[.E23];[.E23])*COMBIN([.G23]+[.F23];[.F23])" office:value-type="float" office:value="560" calcext:value-type="float">
            <text:p>56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23]*[.J23]/1024/1024" office:value-type="float" office:value="0.0341796875" calcext:value-type="float">
            <text:p>0.0341796875</text:p>
          </table:table-cell>
          <table:table-cell table:style-name="ce1" table:formula="of:=[.H23]*[.G23]*[.F23]*[.E23]" office:value-type="float" office:value="54" calcext:value-type="float">
            <text:p>54</text:p>
          </table:table-cell>
          <table:table-cell table:formula="of:=FACT([.H23])*FACT([.G23])*FACT([.F23])*FACT([.E23])" office:value-type="float" office:value="432" calcext:value-type="float">
            <text:p>432</text:p>
          </table:table-cell>
          <table:table-cell table:formula="of:=[.M23]*[.I23]" office:value-type="float" office:value="241920" calcext:value-type="float">
            <text:p>24192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FLOOR([.A24]/4;1)" office:value-type="float" office:value="5" calcext:value-type="float">
            <text:p>5</text:p>
          </table:table-cell>
          <table:table-cell table:formula="of:=MOD([.A24];4)" office:value-type="float" office:value="2" calcext:value-type="float">
            <text:p>2</text:p>
          </table:table-cell>
          <table:table-cell table:formula="of:=32-[.A24]" office:value-type="float" office:value="10" calcext:value-type="float">
            <text:p>10</text:p>
          </table:table-cell>
          <table:table-cell table:formula="of:=8-[.$B24]-IF([.$C24]&lt;=[.E$1];0;1)" office:value-type="float" office:value="2" calcext:value-type="float">
            <text:p>2</text:p>
          </table:table-cell>
          <table:table-cell table:formula="of:=8-[.$B24]-IF([.$C24]&lt;=[.F$1];0;1)" office:value-type="float" office:value="2" calcext:value-type="float">
            <text:p>2</text:p>
          </table:table-cell>
          <table:table-cell table:formula="of:=8-[.$B24]-IF([.$C24]&lt;=[.G$1];0;1)" office:value-type="float" office:value="3" calcext:value-type="float">
            <text:p>3</text:p>
          </table:table-cell>
          <table:table-cell table:formula="of:=8-[.$B24]-IF([.$C24]&lt;=[.H$1];0;1)" office:value-type="float" office:value="3" calcext:value-type="float">
            <text:p>3</text:p>
          </table:table-cell>
          <table:table-cell table:formula="of:=COMBIN([.G24]+[.F24]+[.E24];[.E24])*COMBIN([.G24]+[.F24];[.F24])" office:value-type="float" office:value="210" calcext:value-type="float">
            <text:p>21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24]*[.J24]/1024/1024" office:value-type="float" office:value="0.0128173828125" calcext:value-type="float">
            <text:p>0.0128173828125</text:p>
          </table:table-cell>
          <table:table-cell table:style-name="ce1" table:formula="of:=[.H24]*[.G24]*[.F24]*[.E24]" office:value-type="float" office:value="36" calcext:value-type="float">
            <text:p>36</text:p>
          </table:table-cell>
          <table:table-cell table:formula="of:=FACT([.H24])*FACT([.G24])*FACT([.F24])*FACT([.E24])" office:value-type="float" office:value="144" calcext:value-type="float">
            <text:p>144</text:p>
          </table:table-cell>
          <table:table-cell table:formula="of:=[.M24]*[.I24]" office:value-type="float" office:value="30240" calcext:value-type="float">
            <text:p>30240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FLOOR([.A25]/4;1)" office:value-type="float" office:value="5" calcext:value-type="float">
            <text:p>5</text:p>
          </table:table-cell>
          <table:table-cell table:formula="of:=MOD([.A25];4)" office:value-type="float" office:value="3" calcext:value-type="float">
            <text:p>3</text:p>
          </table:table-cell>
          <table:table-cell table:formula="of:=32-[.A25]" office:value-type="float" office:value="9" calcext:value-type="float">
            <text:p>9</text:p>
          </table:table-cell>
          <table:table-cell table:formula="of:=8-[.$B25]-IF([.$C25]&lt;=[.E$1];0;1)" office:value-type="float" office:value="2" calcext:value-type="float">
            <text:p>2</text:p>
          </table:table-cell>
          <table:table-cell table:formula="of:=8-[.$B25]-IF([.$C25]&lt;=[.F$1];0;1)" office:value-type="float" office:value="2" calcext:value-type="float">
            <text:p>2</text:p>
          </table:table-cell>
          <table:table-cell table:formula="of:=8-[.$B25]-IF([.$C25]&lt;=[.G$1];0;1)" office:value-type="float" office:value="2" calcext:value-type="float">
            <text:p>2</text:p>
          </table:table-cell>
          <table:table-cell table:formula="of:=8-[.$B25]-IF([.$C25]&lt;=[.H$1];0;1)" office:value-type="float" office:value="3" calcext:value-type="float">
            <text:p>3</text:p>
          </table:table-cell>
          <table:table-cell table:formula="of:=COMBIN([.G25]+[.F25]+[.E25];[.E25])*COMBIN([.G25]+[.F25];[.F25])" office:value-type="float" office:value="90" calcext:value-type="float">
            <text:p>9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25]*[.J25]/1024/1024" office:value-type="float" office:value="0.0054931640625" calcext:value-type="float">
            <text:p>0.0054931640625</text:p>
          </table:table-cell>
          <table:table-cell table:style-name="ce1" table:formula="of:=[.H25]*[.G25]*[.F25]*[.E25]" office:value-type="float" office:value="24" calcext:value-type="float">
            <text:p>24</text:p>
          </table:table-cell>
          <table:table-cell table:formula="of:=FACT([.H25])*FACT([.G25])*FACT([.F25])*FACT([.E25])" office:value-type="float" office:value="48" calcext:value-type="float">
            <text:p>48</text:p>
          </table:table-cell>
          <table:table-cell table:formula="of:=[.M25]*[.I25]" office:value-type="float" office:value="4320" calcext:value-type="float">
            <text:p>4320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COM.MICROSOFT.FLOOR([.A26]/4;1)" office:value-type="float" office:value="6" calcext:value-type="float">
            <text:p>6</text:p>
          </table:table-cell>
          <table:table-cell table:style-name="ce2" table:formula="of:=MOD([.A26];4)" office:value-type="float" office:value="0" calcext:value-type="float">
            <text:p>0</text:p>
          </table:table-cell>
          <table:table-cell table:style-name="ce2" table:formula="of:=32-[.A26]" office:value-type="float" office:value="8" calcext:value-type="float">
            <text:p>8</text:p>
          </table:table-cell>
          <table:table-cell table:style-name="ce2" table:formula="of:=8-[.$B26]-IF([.$C26]&lt;=[.E$1];0;1)" office:value-type="float" office:value="2" calcext:value-type="float">
            <text:p>2</text:p>
          </table:table-cell>
          <table:table-cell table:style-name="ce2" table:formula="of:=8-[.$B26]-IF([.$C26]&lt;=[.F$1];0;1)" office:value-type="float" office:value="2" calcext:value-type="float">
            <text:p>2</text:p>
          </table:table-cell>
          <table:table-cell table:style-name="ce2" table:formula="of:=8-[.$B26]-IF([.$C26]&lt;=[.G$1];0;1)" office:value-type="float" office:value="2" calcext:value-type="float">
            <text:p>2</text:p>
          </table:table-cell>
          <table:table-cell table:style-name="ce2" table:formula="of:=8-[.$B26]-IF([.$C26]&lt;=[.H$1];0;1)" office:value-type="float" office:value="2" calcext:value-type="float">
            <text:p>2</text:p>
          </table:table-cell>
          <table:table-cell table:style-name="ce2" table:formula="of:=COMBIN([.G26]+[.F26]+[.E26];[.E26])*COMBIN([.G26]+[.F26];[.F26])" office:value-type="float" office:value="90" calcext:value-type="float">
            <text:p>90</text:p>
          </table:table-cell>
          <table:table-cell table:style-name="ce2" table:formula="of:=4*(8+8)" office:value-type="float" office:value="64" calcext:value-type="float">
            <text:p>64</text:p>
          </table:table-cell>
          <table:table-cell table:style-name="ce2" table:formula="of:=[.I26]*[.J26]/1024/1024" office:value-type="float" office:value="0.0054931640625" calcext:value-type="float">
            <text:p>0.0054931640625</text:p>
          </table:table-cell>
          <table:table-cell table:style-name="ce2" table:formula="of:=[.H26]*[.G26]*[.F26]*[.E26]" office:value-type="float" office:value="16" calcext:value-type="float">
            <text:p>16</text:p>
          </table:table-cell>
          <table:table-cell table:style-name="ce2" table:formula="of:=FACT([.H26])*FACT([.G26])*FACT([.F26])*FACT([.E26])" office:value-type="float" office:value="16" calcext:value-type="float">
            <text:p>16</text:p>
          </table:table-cell>
          <table:table-cell table:style-name="ce2" table:formula="of:=[.M26]*[.I26]" office:value-type="float" office:value="1440" calcext:value-type="float">
            <text:p>1440</text:p>
          </table:table-cell>
          <table:table-cell table:style-name="ce2"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FLOOR([.A27]/4;1)" office:value-type="float" office:value="6" calcext:value-type="float">
            <text:p>6</text:p>
          </table:table-cell>
          <table:table-cell table:formula="of:=MOD([.A27];4)" office:value-type="float" office:value="1" calcext:value-type="float">
            <text:p>1</text:p>
          </table:table-cell>
          <table:table-cell table:formula="of:=32-[.A27]" office:value-type="float" office:value="7" calcext:value-type="float">
            <text:p>7</text:p>
          </table:table-cell>
          <table:table-cell table:formula="of:=8-[.$B27]-IF([.$C27]&lt;=[.E$1];0;1)" office:value-type="float" office:value="1" calcext:value-type="float">
            <text:p>1</text:p>
          </table:table-cell>
          <table:table-cell table:formula="of:=8-[.$B27]-IF([.$C27]&lt;=[.F$1];0;1)" office:value-type="float" office:value="2" calcext:value-type="float">
            <text:p>2</text:p>
          </table:table-cell>
          <table:table-cell table:formula="of:=8-[.$B27]-IF([.$C27]&lt;=[.G$1];0;1)" office:value-type="float" office:value="2" calcext:value-type="float">
            <text:p>2</text:p>
          </table:table-cell>
          <table:table-cell table:formula="of:=8-[.$B27]-IF([.$C27]&lt;=[.H$1];0;1)" office:value-type="float" office:value="2" calcext:value-type="float">
            <text:p>2</text:p>
          </table:table-cell>
          <table:table-cell table:formula="of:=COMBIN([.G27]+[.F27]+[.E27];[.E27])*COMBIN([.G27]+[.F27];[.F27])" office:value-type="float" office:value="30" calcext:value-type="float">
            <text:p>30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27]*[.J27]/1024/1024" office:value-type="float" office:value="0.0018310546875" calcext:value-type="float">
            <text:p>0.0018310546875</text:p>
          </table:table-cell>
          <table:table-cell table:style-name="ce1" table:formula="of:=[.H27]*[.G27]*[.F27]*[.E27]" office:value-type="float" office:value="8" calcext:value-type="float">
            <text:p>8</text:p>
          </table:table-cell>
          <table:table-cell table:formula="of:=FACT([.H27])*FACT([.G27])*FACT([.F27])*FACT([.E27])" office:value-type="float" office:value="8" calcext:value-type="float">
            <text:p>8</text:p>
          </table:table-cell>
          <table:table-cell table:formula="of:=[.M27]*[.I27]"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FLOOR([.A28]/4;1)" office:value-type="float" office:value="6" calcext:value-type="float">
            <text:p>6</text:p>
          </table:table-cell>
          <table:table-cell table:formula="of:=MOD([.A28];4)" office:value-type="float" office:value="2" calcext:value-type="float">
            <text:p>2</text:p>
          </table:table-cell>
          <table:table-cell table:formula="of:=32-[.A28]" office:value-type="float" office:value="6" calcext:value-type="float">
            <text:p>6</text:p>
          </table:table-cell>
          <table:table-cell table:formula="of:=8-[.$B28]-IF([.$C28]&lt;=[.E$1];0;1)" office:value-type="float" office:value="1" calcext:value-type="float">
            <text:p>1</text:p>
          </table:table-cell>
          <table:table-cell table:formula="of:=8-[.$B28]-IF([.$C28]&lt;=[.F$1];0;1)" office:value-type="float" office:value="1" calcext:value-type="float">
            <text:p>1</text:p>
          </table:table-cell>
          <table:table-cell table:formula="of:=8-[.$B28]-IF([.$C28]&lt;=[.G$1];0;1)" office:value-type="float" office:value="2" calcext:value-type="float">
            <text:p>2</text:p>
          </table:table-cell>
          <table:table-cell table:formula="of:=8-[.$B28]-IF([.$C28]&lt;=[.H$1];0;1)" office:value-type="float" office:value="2" calcext:value-type="float">
            <text:p>2</text:p>
          </table:table-cell>
          <table:table-cell table:formula="of:=COMBIN([.G28]+[.F28]+[.E28];[.E28])*COMBIN([.G28]+[.F28];[.F28])" office:value-type="float" office:value="12" calcext:value-type="float">
            <text:p>12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28]*[.J28]/1024/1024" office:value-type="float" office:value="0.000732421875" calcext:value-type="float">
            <text:p>0.000732421875</text:p>
          </table:table-cell>
          <table:table-cell table:style-name="ce1" table:formula="of:=[.H28]*[.G28]*[.F28]*[.E28]" office:value-type="float" office:value="4" calcext:value-type="float">
            <text:p>4</text:p>
          </table:table-cell>
          <table:table-cell table:formula="of:=FACT([.H28])*FACT([.G28])*FACT([.F28])*FACT([.E28])" office:value-type="float" office:value="4" calcext:value-type="float">
            <text:p>4</text:p>
          </table:table-cell>
          <table:table-cell table:formula="of:=[.M28]*[.I28]"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FLOOR([.A29]/4;1)" office:value-type="float" office:value="6" calcext:value-type="float">
            <text:p>6</text:p>
          </table:table-cell>
          <table:table-cell table:formula="of:=MOD([.A29];4)" office:value-type="float" office:value="3" calcext:value-type="float">
            <text:p>3</text:p>
          </table:table-cell>
          <table:table-cell table:formula="of:=32-[.A29]" office:value-type="float" office:value="5" calcext:value-type="float">
            <text:p>5</text:p>
          </table:table-cell>
          <table:table-cell table:formula="of:=8-[.$B29]-IF([.$C29]&lt;=[.E$1];0;1)" office:value-type="float" office:value="1" calcext:value-type="float">
            <text:p>1</text:p>
          </table:table-cell>
          <table:table-cell table:formula="of:=8-[.$B29]-IF([.$C29]&lt;=[.F$1];0;1)" office:value-type="float" office:value="1" calcext:value-type="float">
            <text:p>1</text:p>
          </table:table-cell>
          <table:table-cell table:formula="of:=8-[.$B29]-IF([.$C29]&lt;=[.G$1];0;1)" office:value-type="float" office:value="1" calcext:value-type="float">
            <text:p>1</text:p>
          </table:table-cell>
          <table:table-cell table:formula="of:=8-[.$B29]-IF([.$C29]&lt;=[.H$1];0;1)" office:value-type="float" office:value="2" calcext:value-type="float">
            <text:p>2</text:p>
          </table:table-cell>
          <table:table-cell table:formula="of:=COMBIN([.G29]+[.F29]+[.E29];[.E29])*COMBIN([.G29]+[.F29];[.F29])" office:value-type="float" office:value="6" calcext:value-type="float">
            <text:p>6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29]*[.J29]/1024/1024" office:value-type="float" office:value="0.0003662109375" calcext:value-type="float">
            <text:p>0.0003662109375</text:p>
          </table:table-cell>
          <table:table-cell table:style-name="ce1" table:formula="of:=[.H29]*[.G29]*[.F29]*[.E29]" office:value-type="float" office:value="2" calcext:value-type="float">
            <text:p>2</text:p>
          </table:table-cell>
          <table:table-cell table:formula="of:=FACT([.H29])*FACT([.G29])*FACT([.F29])*FACT([.E29])" office:value-type="float" office:value="2" calcext:value-type="float">
            <text:p>2</text:p>
          </table:table-cell>
          <table:table-cell table:formula="of:=[.M29]*[.I29]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COM.MICROSOFT.FLOOR([.A30]/4;1)" office:value-type="float" office:value="7" calcext:value-type="float">
            <text:p>7</text:p>
          </table:table-cell>
          <table:table-cell table:style-name="ce2" table:formula="of:=MOD([.A30];4)" office:value-type="float" office:value="0" calcext:value-type="float">
            <text:p>0</text:p>
          </table:table-cell>
          <table:table-cell table:style-name="ce2" table:formula="of:=32-[.A30]" office:value-type="float" office:value="4" calcext:value-type="float">
            <text:p>4</text:p>
          </table:table-cell>
          <table:table-cell table:style-name="ce2" table:formula="of:=8-[.$B30]-IF([.$C30]&lt;=[.E$1];0;1)" office:value-type="float" office:value="1" calcext:value-type="float">
            <text:p>1</text:p>
          </table:table-cell>
          <table:table-cell table:style-name="ce2" table:formula="of:=8-[.$B30]-IF([.$C30]&lt;=[.F$1];0;1)" office:value-type="float" office:value="1" calcext:value-type="float">
            <text:p>1</text:p>
          </table:table-cell>
          <table:table-cell table:style-name="ce2" table:formula="of:=8-[.$B30]-IF([.$C30]&lt;=[.G$1];0;1)" office:value-type="float" office:value="1" calcext:value-type="float">
            <text:p>1</text:p>
          </table:table-cell>
          <table:table-cell table:style-name="ce2" table:formula="of:=8-[.$B30]-IF([.$C30]&lt;=[.H$1];0;1)" office:value-type="float" office:value="1" calcext:value-type="float">
            <text:p>1</text:p>
          </table:table-cell>
          <table:table-cell table:style-name="ce2" table:formula="of:=COMBIN([.G30]+[.F30]+[.E30];[.E30])*COMBIN([.G30]+[.F30];[.F30])" office:value-type="float" office:value="6" calcext:value-type="float">
            <text:p>6</text:p>
          </table:table-cell>
          <table:table-cell table:style-name="ce2" table:formula="of:=4*(8+8)" office:value-type="float" office:value="64" calcext:value-type="float">
            <text:p>64</text:p>
          </table:table-cell>
          <table:table-cell table:style-name="ce2" table:formula="of:=[.I30]*[.J30]/1024/1024" office:value-type="float" office:value="0.0003662109375" calcext:value-type="float">
            <text:p>0.0003662109375</text:p>
          </table:table-cell>
          <table:table-cell table:style-name="ce2" table:formula="of:=[.H30]*[.G30]*[.F30]*[.E30]" office:value-type="float" office:value="1" calcext:value-type="float">
            <text:p>1</text:p>
          </table:table-cell>
          <table:table-cell table:style-name="ce2" table:formula="of:=FACT([.H30])*FACT([.G30])*FACT([.F30])*FACT([.E30])" office:value-type="float" office:value="1" calcext:value-type="float">
            <text:p>1</text:p>
          </table:table-cell>
          <table:table-cell table:style-name="ce2" table:formula="of:=[.M30]*[.I30]" office:value-type="float" office:value="6" calcext:value-type="float">
            <text:p>6</text:p>
          </table:table-cell>
          <table:table-cell table:style-name="ce2"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FLOOR([.A31]/4;1)" office:value-type="float" office:value="7" calcext:value-type="float">
            <text:p>7</text:p>
          </table:table-cell>
          <table:table-cell table:formula="of:=MOD([.A31];4)" office:value-type="float" office:value="1" calcext:value-type="float">
            <text:p>1</text:p>
          </table:table-cell>
          <table:table-cell table:formula="of:=32-[.A31]" office:value-type="float" office:value="3" calcext:value-type="float">
            <text:p>3</text:p>
          </table:table-cell>
          <table:table-cell table:formula="of:=8-[.$B31]-IF([.$C31]&lt;=[.E$1];0;1)" office:value-type="float" office:value="0" calcext:value-type="float">
            <text:p>0</text:p>
          </table:table-cell>
          <table:table-cell table:formula="of:=8-[.$B31]-IF([.$C31]&lt;=[.F$1];0;1)" office:value-type="float" office:value="1" calcext:value-type="float">
            <text:p>1</text:p>
          </table:table-cell>
          <table:table-cell table:formula="of:=8-[.$B31]-IF([.$C31]&lt;=[.G$1];0;1)" office:value-type="float" office:value="1" calcext:value-type="float">
            <text:p>1</text:p>
          </table:table-cell>
          <table:table-cell table:formula="of:=8-[.$B31]-IF([.$C31]&lt;=[.H$1];0;1)" office:value-type="float" office:value="1" calcext:value-type="float">
            <text:p>1</text:p>
          </table:table-cell>
          <table:table-cell table:formula="of:=COMBIN([.G31]+[.F31]+[.E31];[.E31])*COMBIN([.G31]+[.F31];[.F31])" office:value-type="float" office:value="2" calcext:value-type="float">
            <text:p>2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31]*[.J31]/1024/1024" office:value-type="float" office:value="0.0001220703125" calcext:value-type="float">
            <text:p>0.0001220703125</text:p>
          </table:table-cell>
          <table:table-cell table:style-name="ce1" table:formula="of:=[.H31]*[.G31]*[.F31]*[.E31]" office:value-type="float" office:value="0" calcext:value-type="float">
            <text:p>0</text:p>
          </table:table-cell>
          <table:table-cell table:formula="of:=FACT([.H31])*FACT([.G31])*FACT([.F31])*FACT([.E31])" office:value-type="float" office:value="1" calcext:value-type="float">
            <text:p>1</text:p>
          </table:table-cell>
          <table:table-cell table:formula="of:=[.M31]*[.I31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FLOOR([.A32]/4;1)" office:value-type="float" office:value="7" calcext:value-type="float">
            <text:p>7</text:p>
          </table:table-cell>
          <table:table-cell table:formula="of:=MOD([.A32];4)" office:value-type="float" office:value="2" calcext:value-type="float">
            <text:p>2</text:p>
          </table:table-cell>
          <table:table-cell table:formula="of:=32-[.A32]" office:value-type="float" office:value="2" calcext:value-type="float">
            <text:p>2</text:p>
          </table:table-cell>
          <table:table-cell table:formula="of:=8-[.$B32]-IF([.$C32]&lt;=[.E$1];0;1)" office:value-type="float" office:value="0" calcext:value-type="float">
            <text:p>0</text:p>
          </table:table-cell>
          <table:table-cell table:formula="of:=8-[.$B32]-IF([.$C32]&lt;=[.F$1];0;1)" office:value-type="float" office:value="0" calcext:value-type="float">
            <text:p>0</text:p>
          </table:table-cell>
          <table:table-cell table:formula="of:=8-[.$B32]-IF([.$C32]&lt;=[.G$1];0;1)" office:value-type="float" office:value="1" calcext:value-type="float">
            <text:p>1</text:p>
          </table:table-cell>
          <table:table-cell table:formula="of:=8-[.$B32]-IF([.$C32]&lt;=[.H$1];0;1)" office:value-type="float" office:value="1" calcext:value-type="float">
            <text:p>1</text:p>
          </table:table-cell>
          <table:table-cell table:formula="of:=COMBIN([.G32]+[.F32]+[.E32];[.E32])*COMBIN([.G32]+[.F32];[.F32])" office:value-type="float" office:value="1" calcext:value-type="float">
            <text:p>1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32]*[.J32]/1024/1024" office:value-type="float" office:value="0.00006103515625" calcext:value-type="float">
            <text:p>6.103515625E-05</text:p>
          </table:table-cell>
          <table:table-cell table:style-name="ce1" table:formula="of:=[.H32]*[.G32]*[.F32]*[.E32]" office:value-type="float" office:value="0" calcext:value-type="float">
            <text:p>0</text:p>
          </table:table-cell>
          <table:table-cell table:formula="of:=FACT([.H32])*FACT([.G32])*FACT([.F32])*FACT([.E32])" office:value-type="float" office:value="1" calcext:value-type="float">
            <text:p>1</text:p>
          </table:table-cell>
          <table:table-cell table:formula="of:=[.M32]*[.I32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FLOOR([.A33]/4;1)" office:value-type="float" office:value="7" calcext:value-type="float">
            <text:p>7</text:p>
          </table:table-cell>
          <table:table-cell table:formula="of:=MOD([.A33];4)" office:value-type="float" office:value="3" calcext:value-type="float">
            <text:p>3</text:p>
          </table:table-cell>
          <table:table-cell table:formula="of:=32-[.A33]" office:value-type="float" office:value="1" calcext:value-type="float">
            <text:p>1</text:p>
          </table:table-cell>
          <table:table-cell table:formula="of:=8-[.$B33]-IF([.$C33]&lt;=[.E$1];0;1)" office:value-type="float" office:value="0" calcext:value-type="float">
            <text:p>0</text:p>
          </table:table-cell>
          <table:table-cell table:formula="of:=8-[.$B33]-IF([.$C33]&lt;=[.F$1];0;1)" office:value-type="float" office:value="0" calcext:value-type="float">
            <text:p>0</text:p>
          </table:table-cell>
          <table:table-cell table:formula="of:=8-[.$B33]-IF([.$C33]&lt;=[.G$1];0;1)" office:value-type="float" office:value="0" calcext:value-type="float">
            <text:p>0</text:p>
          </table:table-cell>
          <table:table-cell table:formula="of:=8-[.$B33]-IF([.$C33]&lt;=[.H$1];0;1)" office:value-type="float" office:value="1" calcext:value-type="float">
            <text:p>1</text:p>
          </table:table-cell>
          <table:table-cell table:formula="of:=COMBIN([.G33]+[.F33]+[.E33];[.E33])*COMBIN([.G33]+[.F33];[.F33])" office:value-type="float" office:value="1" calcext:value-type="float">
            <text:p>1</text:p>
          </table:table-cell>
          <table:table-cell table:formula="of:=4*(8+8)" office:value-type="float" office:value="64" calcext:value-type="float">
            <text:p>64</text:p>
          </table:table-cell>
          <table:table-cell table:formula="of:=[.I33]*[.J33]/1024/1024" office:value-type="float" office:value="0.00006103515625" calcext:value-type="float">
            <text:p>6.103515625E-05</text:p>
          </table:table-cell>
          <table:table-cell table:style-name="ce1" table:formula="of:=[.H33]*[.G33]*[.F33]*[.E33]" office:value-type="float" office:value="0" calcext:value-type="float">
            <text:p>0</text:p>
          </table:table-cell>
          <table:table-cell table:formula="of:=FACT([.H33])*FACT([.G33])*FACT([.F33])*FACT([.E33])" office:value-type="float" office:value="1" calcext:value-type="float">
            <text:p>1</text:p>
          </table:table-cell>
          <table:table-cell table:formula="of:=[.M33]*[.I33]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21:28:41.580573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mueller</meta:initial-creator>
    <meta:creation-date>2018-08-15T17:34:30</meta:creation-date>
    <dc:date>2020-10-03T21:36:38.908000653</dc:date>
    <meta:generator>LibreOffice/6.0.7.3$Linux_X86_64 LibreOffice_project/00m0$Build-3</meta:generator>
    <meta:editing-duration>PT18M44S</meta:editing-duration>
    <meta:editing-cycles>7</meta:editing-cycles>
    <meta:document-statistic meta:table-count="3" meta:cell-count="457" meta:object-count="0"/>
  </office:meta>
</office:document-meta>
</file>